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4 </text:p>
      <text:p text:style-name="Standard">#6 </text:p>
      <text:p text:style-name="Standard">#10 <text:s/></text:p>
      <text:p text:style-name="Standard">#14 </text:p>
      <text:p text:style-name="Standard"/>
      <text:p text:style-name="Standard">#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21:54:18</meta:creation-date>
    <dc:date>2014-09-22T22:37:14</dc:date>
    <meta:editing-duration>PT41M11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5" meta:word-count="5" meta:character-count="18" meta:non-whitespace-character-count="13"/>
  </office:meta>
</office:document-meta>
</file>